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d9d0b7" officeooo:paragraph-rsid="00ee30b6" style:font-size-asian="14pt" style:font-size-complex="14pt"/>
    </style:style>
    <style:style style:name="P6" style:family="paragraph" style:parent-style-name="Standard">
      <style:text-properties fo:font-size="14pt" officeooo:rsid="00ee30b6" officeooo:paragraph-rsid="00ee30b6" style:font-size-asian="14pt" style:font-size-complex="14pt"/>
    </style:style>
    <style:style style:name="P7" style:family="paragraph" style:parent-style-name="Standard">
      <style:text-properties fo:font-size="14pt" officeooo:rsid="00ee30b6" officeooo:paragraph-rsid="00f18b0d" style:font-size-asian="14pt" style:font-size-complex="14pt"/>
    </style:style>
    <style:style style:name="P8" style:family="paragraph" style:parent-style-name="Standard">
      <style:text-properties fo:font-size="14pt" officeooo:rsid="00ee30b6" officeooo:paragraph-rsid="0100f1c6" style:font-size-asian="14pt" style:font-size-complex="14pt"/>
    </style:style>
    <style:style style:name="P9" style:family="paragraph" style:parent-style-name="Standard">
      <style:text-properties fo:font-size="14pt" officeooo:paragraph-rsid="00f21a70" style:font-size-asian="14pt" style:font-size-complex="14pt"/>
    </style:style>
    <style:style style:name="P10" style:family="paragraph" style:parent-style-name="Standard">
      <style:text-properties fo:font-size="14pt" officeooo:rsid="00f18b0d" officeooo:paragraph-rsid="00f40b70" style:font-size-asian="14pt" style:font-size-complex="14pt"/>
    </style:style>
    <style:style style:name="P11" style:family="paragraph" style:parent-style-name="Standard">
      <style:text-properties fo:font-size="14pt" officeooo:rsid="00f0d089" officeooo:paragraph-rsid="00f18b0d" style:font-size-asian="14pt" style:font-size-complex="14pt"/>
    </style:style>
    <style:style style:name="P12" style:family="paragraph" style:parent-style-name="Standard">
      <style:text-properties fo:font-size="14pt" officeooo:rsid="00f7349c" officeooo:paragraph-rsid="00f7349c" style:font-size-asian="14pt" style:font-size-complex="14pt"/>
    </style:style>
    <style:style style:name="P13" style:family="paragraph" style:parent-style-name="Standard">
      <style:text-properties fo:font-size="14pt" officeooo:paragraph-rsid="00f7349c" style:font-size-asian="14pt" style:font-size-complex="14pt"/>
    </style:style>
    <style:style style:name="P14" style:family="paragraph" style:parent-style-name="Standard">
      <style:text-properties fo:font-size="14pt" officeooo:paragraph-rsid="00f7be2d" style:font-size-asian="14pt" style:font-size-complex="14pt"/>
    </style:style>
    <style:style style:name="P15" style:family="paragraph" style:parent-style-name="Standard">
      <style:paragraph-properties fo:text-align="center" style:justify-single-word="false"/>
      <style:text-properties fo:font-size="14pt" officeooo:paragraph-rsid="00f7be2d" style:font-size-asian="14pt" style:font-size-complex="14pt"/>
    </style:style>
    <style:style style:name="P16" style:family="paragraph" style:parent-style-name="Standard">
      <style:text-properties fo:font-size="14pt" officeooo:rsid="00f87bba" officeooo:paragraph-rsid="00f87bba" style:font-size-asian="14pt" style:font-size-complex="14pt"/>
    </style:style>
    <style:style style:name="P17" style:family="paragraph" style:parent-style-name="Standard">
      <style:text-properties fo:font-size="14pt" officeooo:rsid="00f87bba" officeooo:paragraph-rsid="00fa7636" style:font-size-asian="14pt" style:font-size-complex="14pt"/>
    </style:style>
    <style:style style:name="P18" style:family="paragraph" style:parent-style-name="Standard">
      <style:text-properties fo:font-size="14pt" officeooo:paragraph-rsid="00fa7636" style:font-size-asian="14pt" style:font-size-complex="14pt"/>
    </style:style>
    <style:style style:name="P19" style:family="paragraph" style:parent-style-name="Standard">
      <style:text-properties fo:font-size="14pt" officeooo:rsid="00fcaf9c" officeooo:paragraph-rsid="00fcaf9c" style:font-size-asian="14pt" style:font-size-complex="14pt"/>
    </style:style>
    <style:style style:name="P20" style:family="paragraph" style:parent-style-name="Standard">
      <style:text-properties fo:font-size="14pt" officeooo:paragraph-rsid="00fcaf9c" style:font-size-asian="14pt" style:font-size-complex="14pt"/>
    </style:style>
    <style:style style:name="P21" style:family="paragraph" style:parent-style-name="Standard">
      <style:text-properties fo:font-size="14pt" officeooo:rsid="01051d00" officeooo:paragraph-rsid="01051d00" style:font-size-asian="14pt" style:font-size-complex="14pt"/>
    </style:style>
    <style:style style:name="P22" style:family="paragraph" style:parent-style-name="Standard">
      <style:text-properties fo:font-size="14pt" officeooo:rsid="01062047" officeooo:paragraph-rsid="01062047" style:font-size-asian="14pt" style:font-size-complex="14pt"/>
    </style:style>
    <style:style style:name="P23" style:family="paragraph" style:parent-style-name="Standard">
      <style:text-properties fo:font-size="14pt" fo:font-style="italic" style:font-size-asian="14pt" style:font-style-asian="italic" style:font-size-complex="14pt" style:font-style-complex="italic"/>
    </style:style>
    <style:style style:name="P24" style:family="paragraph" style:parent-style-name="Standard">
      <style:text-properties fo:font-size="14pt" fo:font-weight="bold" officeooo:rsid="00ee30b6" officeooo:paragraph-rsid="00eedc2e" style:font-size-asian="14pt" style:font-weight-asian="bold" style:font-size-complex="14pt" style:font-weight-complex="bold"/>
    </style:style>
    <style:style style:name="P25" style:family="paragraph" style:parent-style-name="Standard">
      <style:text-properties fo:font-size="14pt" fo:font-weight="bold" officeooo:rsid="00eedc2e" officeooo:paragraph-rsid="00eedc2e" style:font-size-asian="14pt" style:font-weight-asian="bold" style:font-size-complex="14pt" style:font-weight-complex="bold"/>
    </style:style>
    <style:style style:name="P26" style:family="paragraph" style:parent-style-name="Standard">
      <style:text-properties fo:font-size="14pt" fo:font-weight="bold" officeooo:rsid="00f0d089" officeooo:paragraph-rsid="00f0d089" style:font-size-asian="14pt" style:font-weight-asian="bold" style:font-size-complex="14pt" style:font-weight-complex="bold"/>
    </style:style>
    <style:style style:name="P27" style:family="paragraph" style:parent-style-name="Standard">
      <style:text-properties fo:font-size="14pt" fo:font-weight="normal" officeooo:rsid="00f21a70" officeooo:paragraph-rsid="00f21a70" style:font-size-asian="14pt" style:font-weight-asian="normal" style:font-size-complex="14pt" style:font-weight-complex="normal"/>
    </style:style>
    <style:style style:name="P2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Standard">
      <style:paragraph-properties fo:text-align="center" style:justify-single-word="false"/>
      <style:text-properties fo:font-size="20pt" fo:font-weight="bold" officeooo:paragraph-rsid="00f21a70" style:font-size-asian="20pt" style:font-weight-asian="bold" style:font-size-complex="20pt" style:font-weight-complex="bold"/>
    </style:style>
    <style:style style:name="P30" style:family="paragraph" style:parent-style-name="Standard">
      <style:paragraph-properties fo:text-align="center" style:justify-single-word="false"/>
      <style:text-properties fo:font-size="20pt" officeooo:paragraph-rsid="00fb46ee" style:font-size-asian="20pt" style:font-size-complex="20pt"/>
    </style:style>
    <style:style style:name="P31" style:family="paragraph" style:parent-style-name="Standard">
      <style:paragraph-properties fo:text-align="center" style:justify-single-word="false"/>
      <style:text-properties fo:font-size="20pt" officeooo:paragraph-rsid="00f7be2d" style:font-size-asian="20pt" style:font-size-complex="20pt"/>
    </style:style>
    <style:style style:name="P32" style:family="paragraph" style:parent-style-name="Standard">
      <style:paragraph-properties fo:text-align="center" style:justify-single-word="false"/>
      <style:text-properties fo:font-size="20pt" officeooo:paragraph-rsid="00fcaf9c" style:font-size-asian="20pt" style:font-size-complex="20pt"/>
    </style:style>
    <style:style style:name="P33" style:family="paragraph" style:parent-style-name="Standard">
      <style:text-properties style:font-name="Liberation Serif" fo:font-size="14pt" officeooo:rsid="00ee30b6" officeooo:paragraph-rsid="00ee30b6" style:font-size-asian="14pt" style:font-size-complex="14pt"/>
    </style:style>
    <style:style style:name="P34" style:family="paragraph" style:parent-style-name="Standard">
      <style:text-properties style:font-name="Liberation Serif" fo:font-size="14pt" fo:font-weight="normal" officeooo:rsid="00eedc2e" officeooo:paragraph-rsid="00eedc2e" style:font-size-asian="14pt" style:font-weight-asian="normal" style:font-size-complex="14pt" style:font-weight-complex="normal"/>
    </style:style>
    <style:style style:name="P35" style:family="paragraph" style:parent-style-name="Standard">
      <style:text-properties style:font-name="Liberation Serif" fo:font-size="14pt" fo:font-weight="normal" officeooo:rsid="00eedc2e" officeooo:paragraph-rsid="00fcaf9c" style:font-size-asian="14pt" style:font-weight-asian="normal" style:font-size-complex="14pt" style:font-weight-complex="normal"/>
    </style:style>
    <style:style style:name="P36" style:family="paragraph" style:parent-style-name="Standard">
      <style:text-properties style:font-name="Liberation Serif" fo:font-size="14pt" fo:font-weight="normal" officeooo:rsid="00eedc2e" officeooo:paragraph-rsid="0100f1c6" style:font-size-asian="14pt" style:font-weight-asian="normal" style:font-size-complex="14pt" style:font-weight-complex="normal"/>
    </style:style>
    <style:style style:name="P37" style:family="paragraph" style:parent-style-name="Standard">
      <style:text-properties style:font-name="Liberation Serif" fo:font-size="14pt" fo:font-weight="normal" officeooo:rsid="00f0d089" officeooo:paragraph-rsid="00f0d089" style:font-size-asian="14pt" style:font-weight-asian="normal" style:font-size-complex="14pt" style:font-weight-complex="normal"/>
    </style:style>
    <style:style style:name="P38" style:family="paragraph" style:parent-style-name="Standard">
      <style:text-properties style:font-name="Liberation Serif" fo:font-size="14pt" fo:font-weight="normal" officeooo:rsid="00fcaf9c" officeooo:paragraph-rsid="00fcaf9c" style:font-size-asian="14pt" style:font-weight-asian="normal" style:font-size-complex="14pt" style:font-weight-complex="normal"/>
    </style:style>
    <style:style style:name="P39" style:family="paragraph" style:parent-style-name="Standard">
      <style:text-properties style:font-name="Liberation Serif" fo:font-size="14pt" fo:font-weight="normal" officeooo:rsid="00f18b0d" officeooo:paragraph-rsid="00f18b0d" style:font-size-asian="14pt" style:font-weight-asian="normal" style:font-size-complex="14pt" style:font-weight-complex="normal"/>
    </style:style>
    <style:style style:name="P40" style:family="paragraph" style:parent-style-name="Standard">
      <style:text-properties style:font-name="Liberation Serif" fo:font-size="14pt" fo:font-weight="normal" officeooo:rsid="00fec8e0" officeooo:paragraph-rsid="0101424a" style:font-size-asian="14pt" style:font-weight-asian="normal" style:font-size-complex="14pt" style:font-weight-complex="normal"/>
    </style:style>
    <style:style style:name="P41" style:family="paragraph" style:parent-style-name="Standard">
      <style:text-properties style:font-name="Liberation Serif" fo:font-size="14pt" fo:font-weight="normal" officeooo:rsid="00f7be2d" officeooo:paragraph-rsid="00fa7636" style:font-size-asian="14pt" style:font-weight-asian="normal" style:font-size-complex="14pt" style:font-weight-complex="normal"/>
    </style:style>
    <style:style style:name="P42" style:family="paragraph" style:parent-style-name="Standard">
      <style:text-properties style:font-name="Liberation Serif" fo:font-size="14pt" fo:font-weight="normal" officeooo:rsid="00f7be2d" officeooo:paragraph-rsid="00f7be2d" style:font-size-asian="14pt" style:font-weight-asian="normal" style:font-size-complex="14pt" style:font-weight-complex="normal"/>
    </style:style>
    <style:style style:name="P43" style:family="paragraph" style:parent-style-name="Standard">
      <style:text-properties style:font-name="Liberation Serif" fo:font-size="14pt" fo:font-weight="normal" officeooo:rsid="00f87bba" officeooo:paragraph-rsid="00fa7636" style:font-size-asian="14pt" style:font-weight-asian="normal" style:font-size-complex="14pt" style:font-weight-complex="normal"/>
    </style:style>
    <style:style style:name="P44" style:family="paragraph" style:parent-style-name="Standard">
      <style:text-properties style:font-name="Liberation Serif" fo:font-size="14pt" fo:font-weight="normal" officeooo:rsid="00f87bba" officeooo:paragraph-rsid="00f87bba" style:font-size-asian="14pt" style:font-weight-asian="normal" style:font-size-complex="14pt" style:font-weight-complex="normal"/>
    </style:style>
    <style:style style:name="P45" style:family="paragraph" style:parent-style-name="Standard">
      <style:text-properties style:font-name="Liberation Serif" fo:font-size="14pt" fo:font-weight="normal" officeooo:rsid="00fa7636" officeooo:paragraph-rsid="00fa7636" style:font-size-asian="14pt" style:font-weight-asian="normal" style:font-size-complex="14pt" style:font-weight-complex="normal"/>
    </style:style>
    <style:style style:name="P46" style:family="paragraph" style:parent-style-name="Standard">
      <style:text-properties style:font-name="Liberation Serif" fo:font-size="14pt" fo:font-weight="normal" officeooo:rsid="00eb5981" officeooo:paragraph-rsid="00fb46ee" style:font-size-asian="14pt" style:font-weight-asian="normal" style:font-size-complex="14pt" style:font-weight-complex="normal"/>
    </style:style>
    <style:style style:name="P47" style:family="paragraph" style:parent-style-name="Standard">
      <style:text-properties style:font-name="Liberation Serif" fo:font-size="14pt" fo:font-weight="normal" officeooo:rsid="0100f1c6" officeooo:paragraph-rsid="0100f1c6" style:font-size-asian="14pt" style:font-weight-asian="normal" style:font-size-complex="14pt" style:font-weight-complex="normal"/>
    </style:style>
    <style:style style:name="P48" style:family="paragraph" style:parent-style-name="Standard">
      <style:text-properties style:font-name="Liberation Serif" fo:font-size="14pt" fo:font-weight="normal" officeooo:rsid="01051d00" officeooo:paragraph-rsid="01051d00" style:font-size-asian="14pt" style:font-weight-asian="normal" style:font-size-complex="14pt" style:font-weight-complex="normal"/>
    </style:style>
    <style:style style:name="P49" style:family="paragraph" style:parent-style-name="Standard">
      <style:text-properties style:font-name="Liberation Serif" fo:font-size="14pt" fo:font-weight="bold" officeooo:rsid="00eedc2e" officeooo:paragraph-rsid="00fb46ee" style:font-size-asian="14pt" style:font-weight-asian="bold" style:font-size-complex="14pt" style:font-weight-complex="bold"/>
    </style:style>
    <style:style style:name="P50" style:family="paragraph" style:parent-style-name="Standard">
      <style:text-properties style:font-name="Liberation Serif" fo:font-size="20pt" fo:font-weight="normal" officeooo:rsid="00f7be2d" officeooo:paragraph-rsid="00f7be2d" style:font-size-asian="20pt" style:font-weight-asian="normal" style:font-size-complex="20pt" style:font-weight-complex="normal"/>
    </style:style>
    <style:style style:name="P51" style:family="paragraph" style:parent-style-name="Standard">
      <style:text-properties style:text-position="0% 100%" style:font-name="Liberation Serif" fo:font-size="14pt" fo:font-style="normal" style:text-underline-style="none" fo:font-weight="normal" officeooo:rsid="00f18b0d" officeooo:paragraph-rsid="00f18b0d" style:font-size-asian="14pt" style:font-style-asian="normal" style:font-weight-asian="normal" style:font-size-complex="14pt" style:font-style-complex="normal" style:font-weight-complex="normal"/>
    </style:style>
    <style:style style:name="P52" style:family="paragraph" style:parent-style-name="Standard">
      <style:text-properties style:text-position="0% 100%" style:font-name="Liberation Serif" fo:font-size="14pt" fo:font-style="normal" style:text-underline-style="none" fo:font-weight="normal" officeooo:rsid="00f21a70" officeooo:paragraph-rsid="00f21a70" style:font-size-asian="14pt" style:font-style-asian="normal" style:font-weight-asian="normal" style:font-size-complex="14pt" style:font-style-complex="normal" style:font-weight-complex="normal"/>
    </style:style>
    <style:style style:name="P53" style:family="paragraph" style:parent-style-name="Standard">
      <style:text-properties style:text-position="0% 100%" style:font-name="Liberation Serif" fo:font-size="14pt" fo:font-style="normal" style:text-underline-style="none" fo:font-weight="normal" officeooo:rsid="00f7349c" officeooo:paragraph-rsid="00f7349c" style:font-size-asian="14pt" style:font-style-asian="normal" style:font-weight-asian="normal" style:font-size-complex="14pt" style:font-style-complex="normal" style:font-weight-complex="normal"/>
    </style:style>
    <style:style style:name="P54" style:family="paragraph" style:parent-style-name="Standard">
      <style:text-properties style:text-position="0% 100%" style:font-name="Liberation Serif" fo:font-size="20pt" fo:font-style="normal" style:text-underline-style="none" fo:font-weight="normal" officeooo:rsid="00eb5981" officeooo:paragraph-rsid="00f7be2d" style:font-size-asian="20pt" style:font-style-asian="normal" style:font-weight-asian="normal" style:font-size-complex="20pt" style:font-style-complex="normal" style:font-weight-complex="normal"/>
    </style:style>
    <style:style style:name="P55" style:family="paragraph" style:parent-style-name="Standard">
      <style:text-properties style:font-name="Liberation Serif" fo:font-size="14pt" fo:font-weight="normal" officeooo:rsid="01023a57" officeooo:paragraph-rsid="00fec8e0" style:font-size-asian="14pt" style:font-weight-asian="normal" style:font-size-complex="14pt" style:font-weight-complex="normal"/>
    </style:style>
    <style:style style:name="P56" style:family="paragraph" style:parent-style-name="Standard">
      <style:text-properties fo:font-size="14pt" officeooo:rsid="01076f9a" officeooo:paragraph-rsid="01076f9a" style:font-size-asian="14pt" style:font-size-complex="14pt"/>
    </style:style>
    <style:style style:name="P57" style:family="paragraph" style:parent-style-name="Standard">
      <style:text-properties fo:font-size="14pt" officeooo:rsid="01076f9a" officeooo:paragraph-rsid="01077fd6" style:font-size-asian="14pt" style:font-size-complex="14pt"/>
    </style:style>
    <style:style style:name="P58" style:family="paragraph" style:parent-style-name="Standard">
      <style:text-properties fo:font-size="14pt" officeooo:rsid="01077fd6" officeooo:paragraph-rsid="01077fd6" style:font-size-asian="14pt" style:font-size-complex="14pt"/>
    </style:style>
    <style:style style:name="P59" style:family="paragraph" style:parent-style-name="Standard">
      <style:text-properties fo:font-size="14pt" officeooo:rsid="0108d3e8" officeooo:paragraph-rsid="0108d3e8" style:font-size-asian="14pt" style:font-size-complex="14pt"/>
    </style:style>
    <style:style style:name="T1" style:family="text">
      <style:text-properties officeooo:rsid="00eb5981"/>
    </style:style>
    <style:style style:name="T2"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3" style:family="text">
      <style:text-properties style:text-position="0% 100%" style:font-name="Liberation Serif" fo:font-style="normal" style:text-underline-style="none" fo:font-weight="normal" officeooo:rsid="00f0d089" style:font-style-asian="normal" style:font-weight-asian="normal" style:font-style-complex="normal" style:font-weight-complex="normal"/>
    </style:style>
    <style:style style:name="T4" style:family="text">
      <style:text-properties style:text-position="0% 100%" style:font-name="Liberation Serif" fo:font-style="normal" style:text-underline-style="none" fo:font-weight="normal" officeooo:rsid="00ee30b6" style:font-style-asian="normal" style:font-weight-asian="normal" style:font-style-complex="normal" style:font-weight-complex="normal"/>
    </style:style>
    <style:style style:name="T5" style:family="text">
      <style:text-properties style:text-position="0% 100%" style:font-name="Liberation Serif" fo:font-style="normal" style:text-underline-style="none" fo:font-weight="normal" officeooo:rsid="00f7349c" style:font-style-asian="normal" style:font-weight-asian="normal" style:font-style-complex="normal" style:font-weight-complex="normal"/>
    </style:style>
    <style:style style:name="T6" style:family="text">
      <style:text-properties style:text-position="0% 100%" style:font-name="Liberation Serif" fo:font-style="normal" style:text-underline-style="none" fo:font-weight="normal" officeooo:rsid="00f5ae84" style:font-style-asian="normal" style:font-weight-asian="normal" style:font-style-complex="normal" style:font-weight-complex="normal"/>
    </style:style>
    <style:style style:name="T7" style:family="text">
      <style:text-properties style:text-position="0% 100%" style:font-name="Liberation Serif" fo:font-style="normal" style:text-underline-style="none" fo:font-weight="normal" officeooo:rsid="00f7be2d" style:font-style-asian="normal" style:font-weight-asian="normal" style:font-style-complex="normal" style:font-weight-complex="normal"/>
    </style:style>
    <style:style style:name="T8" style:family="text">
      <style:text-properties style:text-position="0% 100%" style:font-name="Liberation Serif" fo:font-style="normal" style:text-underline-style="none" style:font-style-asian="normal" style:font-style-complex="normal"/>
    </style:style>
    <style:style style:name="T9" style:family="text">
      <style:text-properties style:text-position="0% 100%" style:font-name="Liberation Serif" fo:font-style="normal" style:text-underline-style="none" officeooo:rsid="00eb5981" style:font-style-asian="normal" style:font-style-complex="normal"/>
    </style:style>
    <style:style style:name="T10" style:family="text">
      <style:text-properties style:text-position="0% 100%" style:font-name="Liberation Serif1" fo:font-style="normal" style:text-underline-style="none" fo:font-weight="normal" style:font-style-asian="normal" style:font-weight-asian="normal" style:font-style-complex="normal" style:font-weight-complex="normal"/>
    </style:style>
    <style:style style:name="T11" style:family="text">
      <style:text-properties style:text-position="0% 100%" style:font-name="Liberation Serif1" fo:font-style="normal" style:text-underline-style="none" fo:font-weight="normal" officeooo:rsid="00ee30b6" style:font-style-asian="normal" style:font-weight-asian="normal" style:font-style-complex="normal" style:font-weight-complex="normal"/>
    </style:style>
    <style:style style:name="T12" style:family="text">
      <style:text-properties officeooo:rsid="00ee30b6"/>
    </style:style>
    <style:style style:name="T13" style:family="text">
      <style:text-properties fo:font-weight="normal" style:font-weight-asian="normal" style:font-weight-complex="normal"/>
    </style:style>
    <style:style style:name="T14" style:family="text">
      <style:text-properties fo:font-weight="normal" officeooo:rsid="00eedc2e" style:font-weight-asian="normal" style:font-weight-complex="normal"/>
    </style:style>
    <style:style style:name="T15" style:family="text">
      <style:text-properties fo:font-weight="normal" officeooo:rsid="00f18b0d" style:font-weight-asian="normal" style:font-weight-complex="normal"/>
    </style:style>
    <style:style style:name="T16" style:family="text">
      <style:text-properties fo:font-weight="normal" officeooo:rsid="00fb46ee" style:font-weight-asian="normal" style:font-weight-complex="normal"/>
    </style:style>
    <style:style style:name="T17" style:family="text">
      <style:text-properties style:font-name="Liberation Serif1"/>
    </style:style>
    <style:style style:name="T18" style:family="text">
      <style:text-properties style:font-name="Liberation Serif1" fo:font-weight="normal" style:font-weight-asian="normal" style:font-weight-complex="normal"/>
    </style:style>
    <style:style style:name="T19" style:family="text">
      <style:text-properties style:font-name="Liberation Serif1" fo:font-weight="normal" officeooo:rsid="00ee30b6" style:font-weight-asian="normal" style:font-weight-complex="normal"/>
    </style:style>
    <style:style style:name="T20" style:family="text">
      <style:text-properties style:font-name="Liberation Serif1" fo:font-weight="normal" officeooo:rsid="00f40b70" style:font-weight-asian="normal" style:font-weight-complex="normal"/>
    </style:style>
    <style:style style:name="T21" style:family="text">
      <style:text-properties style:font-name="Liberation Serif1" officeooo:rsid="0100f1c6"/>
    </style:style>
    <style:style style:name="T22" style:family="text">
      <style:text-properties style:font-name="Liberation Serif"/>
    </style:style>
    <style:style style:name="T23" style:family="text">
      <style:text-properties style:font-name="Liberation Serif" officeooo:rsid="00eedc2e"/>
    </style:style>
    <style:style style:name="T24" style:family="text">
      <style:text-properties style:font-name="Liberation Serif" fo:font-weight="normal" style:font-weight-asian="normal" style:font-weight-complex="normal"/>
    </style:style>
    <style:style style:name="T25" style:family="text">
      <style:text-properties style:font-name="Liberation Serif" fo:font-weight="normal" officeooo:rsid="00eedc2e" style:font-weight-asian="normal" style:font-weight-complex="normal"/>
    </style:style>
    <style:style style:name="T26" style:family="text">
      <style:text-properties style:font-name="Liberation Serif" fo:font-weight="normal" officeooo:rsid="00ee30b6" style:font-weight-asian="normal" style:font-weight-complex="normal"/>
    </style:style>
    <style:style style:name="T27" style:family="text">
      <style:text-properties style:font-name="Liberation Serif" fo:font-weight="normal" officeooo:rsid="00f18b0d" style:font-weight-asian="normal" style:font-weight-complex="normal"/>
    </style:style>
    <style:style style:name="T28" style:family="text">
      <style:text-properties style:font-name="Liberation Serif" fo:font-weight="normal" officeooo:rsid="00f21a70" style:font-weight-asian="normal" style:font-weight-complex="normal"/>
    </style:style>
    <style:style style:name="T29" style:family="text">
      <style:text-properties style:font-name="Liberation Serif" fo:font-weight="normal" officeooo:rsid="00f40b70" style:font-weight-asian="normal" style:font-weight-complex="normal"/>
    </style:style>
    <style:style style:name="T30" style:family="text">
      <style:text-properties style:font-name="Liberation Serif" fo:font-weight="normal" officeooo:rsid="00f5ae84" style:font-weight-asian="normal" style:font-weight-complex="normal"/>
    </style:style>
    <style:style style:name="T31" style:family="text">
      <style:text-properties style:font-name="Liberation Serif" fo:font-weight="normal" officeooo:rsid="00eb5981" style:font-weight-asian="normal" style:font-weight-complex="normal"/>
    </style:style>
    <style:style style:name="T32" style:family="text">
      <style:text-properties style:font-name="Liberation Serif" fo:font-weight="normal" officeooo:rsid="00f7be2d" style:font-weight-asian="normal" style:font-weight-complex="normal"/>
    </style:style>
    <style:style style:name="T33" style:family="text">
      <style:text-properties style:font-name="Liberation Serif" fo:font-weight="normal" officeooo:rsid="00f87bba" style:font-weight-asian="normal" style:font-weight-complex="normal"/>
    </style:style>
    <style:style style:name="T34" style:family="text">
      <style:text-properties style:font-name="Liberation Serif" fo:font-weight="normal" officeooo:rsid="00fa7636" style:font-weight-asian="normal" style:font-weight-complex="normal"/>
    </style:style>
    <style:style style:name="T35" style:family="text">
      <style:text-properties style:font-name="Liberation Serif" fo:font-weight="normal" officeooo:rsid="00fb46ee" style:font-weight-asian="normal" style:font-weight-complex="normal"/>
    </style:style>
    <style:style style:name="T36" style:family="text">
      <style:text-properties style:font-name="Liberation Serif" fo:font-weight="normal" officeooo:rsid="00fcaf9c" style:font-weight-asian="normal" style:font-weight-complex="normal"/>
    </style:style>
    <style:style style:name="T37" style:family="text">
      <style:text-properties style:font-name="Liberation Serif" fo:font-weight="normal" officeooo:rsid="0100f1c6" style:font-weight-asian="normal" style:font-weight-complex="normal"/>
    </style:style>
    <style:style style:name="T38" style:family="text">
      <style:text-properties style:font-name="Liberation Serif" fo:font-weight="normal" officeooo:rsid="0101424a" style:font-weight-asian="normal" style:font-weight-complex="normal"/>
    </style:style>
    <style:style style:name="T39" style:family="text">
      <style:text-properties style:font-name="Liberation Serif" fo:font-weight="normal" officeooo:rsid="01051d00" style:font-weight-asian="normal" style:font-weight-complex="normal"/>
    </style:style>
    <style:style style:name="T40" style:family="text">
      <style:text-properties style:font-name="Liberation Serif" officeooo:rsid="00f18b0d"/>
    </style:style>
    <style:style style:name="T41" style:family="text">
      <style:text-properties style:font-name="Liberation Serif" fo:font-weight="bold" style:font-weight-asian="bold" style:font-weight-complex="bold"/>
    </style:style>
    <style:style style:name="T42" style:family="text">
      <style:text-properties style:font-name="Liberation Serif" fo:font-weight="bold" officeooo:rsid="00fb46ee" style:font-weight-asian="bold" style:font-weight-complex="bold"/>
    </style:style>
    <style:style style:name="T43" style:family="text">
      <style:text-properties style:font-name="Liberation Serif" officeooo:rsid="00f40b70"/>
    </style:style>
    <style:style style:name="T44" style:family="text">
      <style:text-properties style:font-name="Liberation Serif" officeooo:rsid="00f5ae84"/>
    </style:style>
    <style:style style:name="T45" style:family="text">
      <style:text-properties style:font-name="Liberation Serif" officeooo:rsid="00fb46ee"/>
    </style:style>
    <style:style style:name="T46" style:family="text">
      <style:text-properties style:font-name="Liberation Serif" fo:font-style="normal" fo:font-weight="normal" officeooo:rsid="00fb46ee" style:font-style-asian="normal" style:font-weight-asian="normal" style:font-style-complex="normal" style:font-weight-complex="normal"/>
    </style:style>
    <style:style style:name="T47" style:family="text">
      <style:text-properties style:font-name="Liberation Serif" officeooo:rsid="0100f1c6"/>
    </style:style>
    <style:style style:name="T48" style:family="text">
      <style:text-properties officeooo:rsid="00eedc2e"/>
    </style:style>
    <style:style style:name="T49" style:family="text">
      <style:text-properties officeooo:rsid="00f18b0d"/>
    </style:style>
    <style:style style:name="T50" style:family="text">
      <style:text-properties officeooo:rsid="00f21a70"/>
    </style:style>
    <style:style style:name="T51" style:family="text">
      <style:text-properties officeooo:rsid="00f40b70"/>
    </style:style>
    <style:style style:name="T52" style:family="text">
      <style:text-properties officeooo:rsid="00f5ae84"/>
    </style:style>
    <style:style style:name="T53" style:family="text">
      <style:text-properties fo:font-weight="bold" style:font-weight-asian="bold" style:font-weight-complex="bold"/>
    </style:style>
    <style:style style:name="T54" style:family="text">
      <style:text-properties fo:font-weight="bold" officeooo:rsid="00f7be2d" style:font-weight-asian="bold" style:font-weight-complex="bold"/>
    </style:style>
    <style:style style:name="T55" style:family="text">
      <style:text-properties fo:font-weight="bold" officeooo:rsid="00fa7636" style:font-weight-asian="bold" style:font-weight-complex="bold"/>
    </style:style>
    <style:style style:name="T56" style:family="text">
      <style:text-properties fo:font-weight="bold" officeooo:rsid="00fb46ee" style:font-weight-asian="bold" style:font-weight-complex="bold"/>
    </style:style>
    <style:style style:name="T57" style:family="text">
      <style:text-properties fo:font-weight="bold" officeooo:rsid="00fcaf9c" style:font-weight-asian="bold" style:font-weight-complex="bold"/>
    </style:style>
    <style:style style:name="T58" style:family="text">
      <style:text-properties fo:font-size="20pt" fo:font-weight="bold" style:font-size-asian="20pt" style:font-weight-asian="bold" style:font-size-complex="20pt" style:font-weight-complex="bold"/>
    </style:style>
    <style:style style:name="T59" style:family="text">
      <style:text-properties fo:font-size="20pt" fo:font-weight="bold" officeooo:rsid="00f5ae84" style:font-size-asian="20pt" style:font-weight-asian="bold" style:font-size-complex="20pt" style:font-weight-complex="bold"/>
    </style:style>
    <style:style style:name="T60" style:family="text">
      <style:text-properties fo:font-size="20pt" fo:font-weight="bold" officeooo:rsid="00f7be2d" style:font-size-asian="20pt" style:font-weight-asian="bold" style:font-size-complex="20pt" style:font-weight-complex="bold"/>
    </style:style>
    <style:style style:name="T61" style:family="text">
      <style:text-properties fo:font-size="20pt" fo:font-weight="bold" officeooo:rsid="00fb46ee" style:font-size-asian="20pt" style:font-weight-asian="bold" style:font-size-complex="20pt" style:font-weight-complex="bold"/>
    </style:style>
    <style:style style:name="T62" style:family="text">
      <style:text-properties officeooo:rsid="00fb46ee"/>
    </style:style>
    <style:style style:name="T63" style:family="text">
      <style:text-properties officeooo:rsid="00fcaf9c"/>
    </style:style>
    <style:style style:name="T64" style:family="text">
      <style:text-properties officeooo:rsid="0100f1c6"/>
    </style:style>
    <style:style style:name="T65" style:family="text">
      <style:text-properties fo:font-style="italic" style:font-style-asian="italic" style:font-style-complex="italic"/>
    </style:style>
    <style:style style:name="T66" style:family="text">
      <style:text-properties fo:font-style="normal" style:font-style-asian="normal" style:font-style-complex="normal"/>
    </style:style>
    <style:style style:name="T67" style:family="text">
      <style:text-properties officeooo:rsid="01051d00"/>
    </style:style>
    <style:style style:name="T68" style:family="text">
      <style:text-properties officeooo:rsid="01076f9a"/>
    </style:style>
    <style:style style:name="T69" style:family="text">
      <style:text-properties officeooo:rsid="01077fd6"/>
    </style:style>
    <style:style style:name="T70" style:family="text">
      <style:text-properties officeooo:rsid="0109f5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68">Decompose off projectives</text:span>.</text:p>
      <text:p text:style-name="P1">Richard Parker <text:span text:style-name="T12">11.9</text:span>.201<text:span text:style-name="T1">8</text:span></text:p>
      <text:p text:style-name="P23"/>
      <text:p text:style-name="P28">Section 1 – Introduction</text:p>
      <text:p text:style-name="P4"/>
      <text:p text:style-name="P56">This document is a middle-of-the-project description of the methods for decomposing a module as much as possible in cubic time. <text:s/>In the grand scheme of the decompose project, this is expected to form the first phase, aiming to reduce the dimension as much as possible by "easy" methods. <text:s/>As a spoiler, it seems likely that the method will decompose a module until it has no further projective summands, and in exceptionally favourable cases perhaps go a little further.</text:p>
      <text:p text:style-name="P56"/>
      <text:p text:style-name="P56">That &lt;decompose&gt; can split off projectives should be no great surprise. <text:s/>Spinning up a null-vector of a peakword is highly likely to find a projective (if there is one) for its irreducible and if a projective is a sub-module, then it does have a complement.</text:p>
      <text:p text:style-name="P56"/>
      <text:p text:style-name="P58">I should perhaps point out what I mean by &lt;decompose&gt;. <text:s/>I wish to find a basis change such that the group appears in block diagonal form. <text:s/>There is an alternative objective which is merely to know the summands (without finding the basis change) and it seems that this is genuinely easier. <text:s/>This problem will be considered whenever a procedure can be terminated early if this is all that is wanted, but methods for solving this problem that are not part of a procedure for finding the basis change are not considered.</text:p>
      <text:p text:style-name="P56"/>
      <text:p text:style-name="P57">The applicability of the method depends on<text:span text:style-name="T69"> both</text:span> the group and the module. <text:s/>At one extreme, a p-group (where p is the characteristic of the field) has only one projective (the regular representation) so really only the regular part is appropriate. <text:s/>At the other extreme, a p' group is decomposed already by standard meataxe methods because of Maschke's theorem. <text:s/>The methods are therefore at their strongest between these two extremes<text:span text:style-name="T69">. <text:s/>Another consideration is the dimension of the module relative to the group order. <text:s/>If the module is large, regular and projective representations are probably to be expected and the methods should work. <text:s/>If, however, the module is smaller than any projective, the method has little chance.</text:span></text:p>
      <text:p text:style-name="P57"/>
      <text:p text:style-name="P58">To set the scene, my <text:span text:style-name="T68">standard example I think of is to decompose a million dimensional representation of L2(23) in characteristic 2.</text:span></text:p>
      <text:p text:style-name="P56"/>
      <text:p text:style-name="P58">The first step is to look for regular representations, as these are the easiest to decompose off. <text:s/>For a "typical" module (whatever that means) if the dimension is considerably larger than the group order, regular summands are probably to be expected, and it makes sense to reduce the dimension as fast as possible by taking them off.</text:p>
      <text:p text:style-name="P58"><text:soft-page-break/></text:p>
      <text:p text:style-name="P59">The next step is to split off projectives. <text:s/>This <text:span text:style-name="T70">is aided by</text:span> some preliminary analysis of the projectives, so the programs "know where to look" for vectors to spin up<text:span text:style-name="T70">, though more random methods seem to work without that analysis. <text:s/></text:span><text:s text:c="2"/></text:p>
      <text:p text:style-name="P56"/>
      <text:p text:style-name="P56"/>
      <text:p text:style-name="P56"/>
      <text:p text:style-name="P56"/>
      <text:p text:style-name="P56"/>
      <text:p text:style-name="P5">This document <text:span text:style-name="T1">is another attempt, after discussions with Gabi and an email exchange with David Craven, to thrash out the requirements and design for the general tensor-condense operations. <text:s/>The overall idea is that the representations of a group G is studied using the norm-element of an arbitrary subgroup H of G, generalizing to the non-p' case from Lux-Wiegelmann and Lux-Neunhoeffer-Noeske, which deal with the case where H is a p' group (where p is the characteristic of the field). <text:s/>The case of a more general group-algebra element K is not considered here, partly because it seems different in important ways, and partly because, as Thackray observes, it is likely to result in larger condensed modules most of the time.</text:span></text:p>
      <text:p text:style-name="P5"/>
      <text:p text:style-name="P7">The starting point is, therefore, that we wish to <text:span text:style-name="T49">condense the representation </text:span><text:span text:style-name="T18">σ</text:span><text:span text:style-name="T27"> </text:span><text:span text:style-name="T29">(</text:span><text:span text:style-name="T27">= </text:span><text:span text:style-name="T17">σ</text:span><text:span text:style-name="T22">1 </text:span><text:span text:style-name="T40">tensor </text:span><text:span text:style-name="T17">σ</text:span><text:span text:style-name="T22">2</text:span><text:span text:style-name="T43">)</text:span><text:span text:style-name="T22"> of our group G with the norm element K of H, wh</text:span><text:span text:style-name="T40">ere the order of H is not </text:span><text:span text:style-name="T22">assumed co</text:span><text:span text:style-name="T43">-</text:span><text:span text:style-name="T22">prime to the characteristic</text:span><text:span text:style-name="T43"> of the underlying field</text:span><text:span text:style-name="T22">.</text:span></text:p>
      <text:p text:style-name="P33"/>
      <text:p text:style-name="P8"><text:span text:style-name="T22">Condensation in this context means that we take the image of K, and then act </text:span><text:span text:style-name="T23">on this space </text:span><text:span text:style-name="T22">by </text:span><text:span text:style-name="T17">σ</text:span><text:span text:style-name="T22">(g).K for various selected g, in the hopes that the structure of this module will throw some light on the structure of </text:span><text:span text:style-name="T17">σ</text:span><text:span text:style-name="T22">.</text:span><text:span text:style-name="T47"> <text:s/>We aim to do this without actually making the representation </text:span><text:span text:style-name="T17">σ</text:span><text:span text:style-name="T21">, which in interesting cases would be far too large to work with directly.</text:span></text:p>
      <text:p text:style-name="P6"/>
      <text:p text:style-name="P6">The example used to provide guidance is to do a tensor-condense of an 86,??? x 46,??? (of J4) using L2(23), of order 6072, as H in characteristic 2. <text:s/>I have no indications that this would provide useful information, but it is hoped that real-life cases will resemble this sufficiently closely that decisions based on this rough scale will prove robust enough . . . for now, at least.</text:p>
      <text:p text:style-name="P6"/>
      <text:p text:style-name="P10">Before all this starts, one must chose G, H, <text:s/><text:span text:style-name="T19">σ</text:span><text:span text:style-name="T26">1</text:span><text:span text:style-name="T24">, <text:s/></text:span><text:span text:style-name="T19">σ</text:span><text:span text:style-name="T24">2 and make them explicit</text:span><text:span text:style-name="T29">, and afterwards analyze the structure of this condensed module to determine facts about </text:span><text:span text:style-name="T19">σ</text:span><text:span text:style-name="T20">.</text:span><text:span text:style-name="T24"> <text:s/>All this lies outside the scope of this document.</text:span></text:p>
      <text:p text:style-name="P6"/>
      <text:p text:style-name="P6">The current strategy consists of <text:span text:style-name="T48">five</text:span> steps.</text:p>
      <text:p text:style-name="P6"/>
      <text:p text:style-name="P24"><text:span text:style-name="T48">1. D</text:span>ecompose<text:span text:style-name="T13"> the </text:span><text:span text:style-name="T15">restriction to H of the </text:span><text:span text:style-name="T13">re</text:span><text:span text:style-name="T14">presentations </text:span><text:span text:style-name="T18">σ</text:span><text:span text:style-name="T24">1 </text:span><text:span text:style-name="T25">and </text:span><text:span text:style-name="T18">σ</text:span><text:span text:style-name="T25">2 as much as possible.</text:span><text:span text:style-name="T27"> <text:s/>This must be explicit - a basis must be found such that the representations (of the restriction) exhibit the decompos</text:span><text:span text:style-name="T29">i</text:span><text:span text:style-name="T27">tion.</text:span><text:span text:style-name="T35"> <text:s/>It should be remarked here that only "best efforts" are made - it may well be that some of the summands could be further decomposed, but it is sufficient to decompose the representation into small parts - it is not essential</text:span><text:span text:style-name="T46"> that the summands are indecomposable.</text:span><text:span text:style-name="T25"> <text:s/></text:span><text:soft-page-break/><text:span text:style-name="T29">The current plan is to do this in </text:span><text:span text:style-name="T36">f</text:span><text:span text:style-name="T39">ive</text:span><text:span text:style-name="T29"> phases</text:span><text:span text:style-name="T25">.</text:span></text:p>
      <text:p text:style-name="P34"><text:tab/>1A - to strip off some regular representations. <text:s/>As Craven observes, this can be done by</text:p>
      <text:p text:style-name="P34"><text:tab/> <text:s text:c="3"/>picking vectors at random and hoping that they are in a regular orbit. <text:s/>It may</text:p>
      <text:p text:style-name="P34"><text:tab/> <text:s text:c="3"/>be that a further step is to decompose the<text:span text:style-name="T64">se</text:span> regular representation<text:span text:style-name="T64">s</text:span> into</text:p>
      <text:p text:style-name="P36"><text:tab/> <text:s text:c="3"/>projective indecomposables by simply copying a<text:span text:style-name="T64">n explicit</text:span> recipe<text:span text:style-name="T51">,</text:span> found at the start, as</text:p>
      <text:p text:style-name="P36"><text:span text:style-name="T64"><text:tab/> <text:s text:c="2"/></text:span><text:s/>to how to decompose a regular representation.<text:span text:style-name="T64"> After this stage, it is expected that,</text:span></text:p>
      <text:p text:style-name="P47"><text:tab/> <text:s text:c="3"/>usually at least, the remaining dimension will be considerably lower, so that <text:span text:style-name="T67">this is the <text:tab/> <text:s text:c="3"/>time-consuming part of the decomposition step.</text:span></text:p>
      <text:p text:style-name="P35"><text:tab/>1B - To use the block idempotents <text:span text:style-name="T63">(i.e. </text:span>class sums<text:span text:style-name="T63">)</text:span> to decompose the remainder<text:span text:style-name="T51"> </text:span></text:p>
      <text:p text:style-name="P35"><text:span text:style-name="T63"><text:tab/> <text:s text:c="3"/>(w</text:span>here no<text:span text:style-name="T63"> further </text:span>regular orbit could be found<text:span text:style-name="T51">)</text:span> into the summands consisting of the</text:p>
      <text:p text:style-name="P35"><text:span text:style-name="T63"><text:tab/> <text:s text:c="3"/></text:span>various<text:span text:style-name="T51"> </text:span>blocks.<text:span text:style-name="T67"> <text:s/>It is far from clear in which order 1B, 1C and 1D should be done.</text:span></text:p>
      <text:p text:style-name="P38"><text:tab/>1C - stripping off projective summands. <text:s/>Here we use the null-vectors of peak-words in</text:p>
      <text:p text:style-name="P38"><text:tab/> <text:s text:c="3"/>the hopes that they spin up to a projective, which is then decomposed out<text:span text:style-name="T67">.</text:span></text:p>
      <text:p text:style-name="P48"><text:tab/>1D - stripping out other cyclic modues. <text:s/>The exact details of this have not yet been</text:p>
      <text:p text:style-name="P48"><text:tab/> <text:s text:c="3"/>clarified, and this is, in some sense, the subject of section 2, which really considers</text:p>
      <text:p text:style-name="P48"><text:tab/> <text:s text:c="3"/>phases 1A, 1C and 1D in an attempt to get a uniform understanding. <text:s/>Several other</text:p>
      <text:p text:style-name="P48"><text:tab/> <text:s text:c="3"/>ideas, such as nullity fingerprints and Jordan blocks may play a part here.</text:p>
      <text:p text:style-name="P34"><text:tab/>1<text:span text:style-name="T67">E</text:span> - possibly to use more powerful (but slower) methods to decompose the "block rump"</text:p>
      <text:p text:style-name="P34"><text:tab/> <text:s text:c="3"/>representations further. <text:s/>It is not clear how much effort (if any) it is worth expending</text:p>
      <text:p text:style-name="P34"><text:tab/> <text:s text:c="3"/>on this step - it will presumably depend on how big they are and how likely a </text:p>
      <text:p text:style-name="P34"><text:tab/> <text:s text:c="3"/>successful decomposition is.<text:span text:style-name="T64">Nullity fingerprints can also be used to</text:span></text:p>
      <text:p text:style-name="P47"><text:tab/> <text:s text:c="3"/>determine whether a module is <text:span text:style-name="T65">not</text:span><text:span text:style-name="T66"> a summand.</text:span></text:p>
      <text:p text:style-name="P34"/>
      <text:p text:style-name="P49"><text:span text:style-name="T62">2</text:span>. <text:span text:style-name="T62">Identify isomorphic summands.</text:span><text:span text:style-name="T13"> </text:span><text:span text:style-name="T16">Much of the work depends only on the isomorphism class of the summands. <text:s/>It is not sufficient, however, that the summands be isomorphic - the matrices must be identical. <text:s/>Rank fingerprints can be used to separate summands that are not isomorphic, after which the use of the standard basis, and possibly hashing, can be used to try to transform summands into a basis where the matrices are identical. <text:s/>Again, only best efforts are needed here - it is not essential that the summands treaded as of different isomorphism classes are non-isomorphic, as all that matters is that the number of classes found is fairly small.</text:span></text:p>
      <text:p text:style-name="P34"/>
      <text:p text:style-name="P25"><text:span text:style-name="T45">3</text:span><text:span text:style-name="T22">. Base change</text:span><text:span text:style-name="T24"> the </text:span><text:span text:style-name="T29">summands</text:span><text:span text:style-name="T24"> to make the homs between them simpler and/or more visible. <text:s/>The </text:span><text:span text:style-name="T29">target</text:span><text:span text:style-name="T24"> is that a representation has a standard basis such that all the homs between pairs are visible because the matrices </text:span><text:span text:style-name="T35">for the quotient </text:span><text:span text:style-name="T24">are identical</text:span><text:span text:style-name="T35"> to those for the image</text:span><text:span text:style-name="T29">, though whether this target is achievable in all cases is questionable</text:span><text:span text:style-name="T24">. <text:s/>It is not <text:s/>clear to me how far we wish to go down this route, nor indeed how far it is possible to go. <text:s/>Hopefully this will clarify as a result of defining the later steps, enabling an appropriate compromise to be set between </text:span><text:span text:style-name="T29">the time performing </text:span><text:span text:style-name="T24">this step, and time saved in the later steps. <text:s/>It is also possible that this step can result in further decomposition.</text:span></text:p>
      <text:p text:style-name="P34"/>
      <text:p text:style-name="P26"><text:span text:style-name="T45">4</text:span><text:span text:style-name="T22">. </text:span><text:span text:style-name="T44">C</text:span><text:span text:style-name="T22">omputation of the maps onto the image of K.</text:span><text:span text:style-name="T24"> <text:s/></text:span><text:span text:style-name="T37">G</text:span><text:span text:style-name="T24">iven</text:span><text:span text:style-name="T29"> two</text:span><text:span text:style-name="T24"> </text:span><text:span text:style-name="T29">isomorphism classes of </text:span><text:span text:style-name="T37">(H) </text:span><text:span text:style-name="T29">summands</text:span><text:span text:style-name="T24"> C (of </text:span><text:span text:style-name="T19">σ</text:span><text:span text:style-name="T26">1</text:span><text:span text:style-name="T24">) and D (</text:span><text:span text:style-name="T18">of </text:span><text:span text:style-name="T19">σ</text:span><text:span text:style-name="T24">2), we wish to compute (possibly indirectly) the map CxD(K), </text:span><text:span text:style-name="T29">to </text:span><text:span text:style-name="T24">take a fixed (but initially arbitrary) basis for the image space, and </text:span><text:span text:style-name="T29">to </text:span><text:span text:style-name="T24">compute the map - for </text:span><text:soft-page-break/><text:span text:style-name="T24">each row of CxD(K), which element, in this basis, the row is. <text:s/>The output of this procedure is, for every pair of (isomorphism class of) indecomposables C,D, two </text:span><text:span text:style-name="T38">3-tensors</text:span><text:span text:style-name="T24"> X (giving the explicit vectors of the basis for the image space) and Y (giving the map from CxD onto this image space).</text:span><text:span text:style-name="T28"> <text:s/>X and Y indexed by two variables from C and D and a third being the basis vector of the image space. <text:s/></text:span><text:span text:style-name="T38">It is not clear at this stage which order of the three variables suits later work best.</text:span></text:p>
      <text:p text:style-name="P37"/>
      <text:p text:style-name="P11"><text:span text:style-name="T42">5</text:span><text:span text:style-name="T41">. Performing the direct condense for an element g.</text:span><text:span text:style-name="T24"> <text:s/>The input to this procedure are the two matrices </text:span><text:span text:style-name="T19">σ</text:span><text:span text:style-name="T26">1</text:span><text:span text:style-name="T24">(g) and </text:span><text:span text:style-name="T19">σ</text:span><text:span text:style-name="T24">2(g), transformed into the basis chosen by steps 1 and 2, and the </text:span><text:span text:style-name="T38">3-tensors</text:span><text:span text:style-name="T24"> X and Y for all pairs of isomorphism classes, one from </text:span><text:span text:style-name="T19">σ</text:span><text:span text:style-name="T26">1 </text:span><text:span text:style-name="T24">and one from </text:span><text:span text:style-name="T19">σ</text:span><text:span text:style-name="T24">2. <text:s/>There are a huge potential number of ways of approaching this, since it </text:span><text:span text:style-name="T30">consists of </text:span><text:span text:style-name="T24">approximately ten nested for-loops (giving 10! </text:span><text:span text:style-name="T27">= 3,628,800 different possible programs). <text:s/>The choice </text:span><text:span text:style-name="T30">must</text:span><text:span text:style-name="T27"> presumably </text:span><text:span text:style-name="T30">be </text:span><text:span text:style-name="T27">made on the basis of utilizing the fast large-scale operations (particularly matrix multiplication) that have been the subject of so much work in meataxe64</text:span><text:span text:style-name="T30"> and avoiding needless repetition of work</text:span><text:span text:style-name="T27">. <text:s/>The output is the action of </text:span><text:span text:style-name="T19">σ</text:span><text:span text:style-name="T27">(g).K on the image of K.</text:span></text:p>
      <text:p text:style-name="P39"/>
      <text:p text:style-name="P32"><text:span text:style-name="T53">Section </text:span><text:span text:style-name="T57">2</text:span><text:span text:style-name="T53"> – </text:span><text:span text:style-name="T54">Phase </text:span><text:span text:style-name="T57">1</text:span><text:span text:style-name="T54"> - </text:span><text:span text:style-name="T57">Decomposition</text:span><text:span text:style-name="T54">.</text:span></text:p>
      <text:p text:style-name="P20"/>
      <text:p text:style-name="P21">David Craven originally suggested that the first step in any decomposition strategy is probably to strip off regular summands. <text:s/>He was only interested in the isomorphism classes of the summands (and probably not all of those) whereas for tensor decomposition we need the basis for the space so that the summands are subsets of the basis. <text:s/>This makes it a bit harder. <text:s/>Perhaps more importantly it takes us away from homological concepts (such as free and projective) and focuses our attention on how to find a complement explicitly, rather than simply to know that there is one.</text:p>
      <text:p text:style-name="P21"/>
      <text:p text:style-name="P22">The principle behind finding regular summands is to just pick a random vector. <text:s/>More specifically we start by finding an invariant submodule whose quotient is the regular representation (by working in the dual), and then any vector mapping to a generator must give a suitable complement. <text:s/>This is readily found by finding a vector with inner product zero with all but one of the regular orbit in the dual.</text:p>
      <text:p text:style-name="P40"/>
      <text:p text:style-name="P55"/>
      <text:p text:style-name="P39"/>
      <text:p text:style-name="P31"><text:span text:style-name="T53">Section </text:span><text:span text:style-name="T54">3</text:span><text:span text:style-name="T53"> – </text:span><text:span text:style-name="T54">Phase 2 - </text:span><text:span text:style-name="T56">Finding </text:span><text:span text:style-name="T55">Isomorphisms</text:span><text:span text:style-name="T54">.</text:span></text:p>
      <text:p text:style-name="P14"/>
      <text:p text:style-name="P18"><text:span text:style-name="T31">T</text:span><text:span text:style-name="T32">his section considers the problem of </text:span><text:span text:style-name="T34">identifying isomorphic summands, and then </text:span><text:span text:style-name="T32">taking one summand and changing the basis into some sort of "very standard basis"</text:span><text:span text:style-name="T33">,</text:span><text:span text:style-name="T32"> so that the 3-tensors X and Y take as simple a form as possible</text:span><text:span text:style-name="T33"> and to identify isomorphic summands</text:span><text:span text:style-name="T32">.</text:span></text:p>
      <text:p text:style-name="P41"/>
      <text:p text:style-name="P19"><text:span text:style-name="T32">I</text:span><text:span text:style-name="T24">n practice, it is hoped that the majority of the summands will be projective, and projectives should be marked as such so that the majority of the isomorphisms will be given from the start. <text:s/>Furthermore (using peakwords and a knowledge of the dimension of the projective cover) it is </text:span><text:soft-page-break/><text:span text:style-name="T24">relatively easy to identify any module with an irreducible head, so even if (by chance) and projective summand is found at a later stage, it is relatively easy to identify.</text:span></text:p>
      <text:p text:style-name="P43"/>
      <text:p text:style-name="P43">As we are also hoping to identify isomorphic summands, a useful tool at this point is the "rank fingerprint", consisting of the ranks of selected elements of the group algebra of H. <text:s/>Isomorphic summands must necessarily have the same fingerprint.</text:p>
      <text:p text:style-name="P43"/>
      <text:p text:style-name="P45">Also it is to be hoped that most of the summands will have a unique head, allowing us to use peak words to put these into various bases using the null-vectors of the peak word. <text:s/>More generally if there are few heads, we might manage to try all the possible standard bases, and the use of a hash may be useful.</text:p>
      <text:p text:style-name="P45"/>
      <text:p text:style-name="P45">Once we have tried our best to identify isomorphic summands, there may come a time when further efforts to prove isomorphism may be inefficient even if it were to succeed, and we can proceed on the presumption that two or more summands are not isomorphic even if this fact is not proven, and may even be wrong.</text:p>
      <text:p text:style-name="P45"/>
      <text:p text:style-name="P30"><text:span text:style-name="T53">Section </text:span><text:span text:style-name="T56">4</text:span><text:span text:style-name="T53"> – </text:span><text:span text:style-name="T54">Phase </text:span><text:span text:style-name="T56">3</text:span><text:span text:style-name="T54"> - </text:span><text:span text:style-name="T56">Base changes</text:span><text:span text:style-name="T54">.</text:span></text:p>
      <text:p text:style-name="P46"/>
      <text:p text:style-name="P18"><text:span text:style-name="T35">L</text:span><text:span text:style-name="T33">et S be one of the summands</text:span><text:span text:style-name="T34">.</text:span></text:p>
      <text:p text:style-name="P42"/>
      <text:p text:style-name="P16"><text:span text:style-name="T32">T</text:span><text:span text:style-name="T24">he first step is to choose a composition series for S, and to transform the matrices (noting the base change) so that the composition series is visible.</text:span></text:p>
      <text:p text:style-name="P44"/>
      <text:p text:style-name="P44">The next step is to put each composition factor into the standard basis for that composition factor.</text:p>
      <text:p text:style-name="P44"/>
      <text:p text:style-name="P44">The next step is to determine the linear relationships between the sub-matrices. <text:s/></text:p>
      <text:p text:style-name="P44"/>
      <text:p text:style-name="P44">Once this is done, the remaining work can be done in the Morita-equivalence class, where each distinct sub-matrix is given a name. <text:s/>In some sense, the dimensions of the irreducibles can now be reduced to 1 as the only matrices that can now act are "scalars" on each irreducible, though if the irreducible is not absolutely irreducible, these "scalars" may lie in a larger field.</text:p>
      <text:p text:style-name="P17"><text:span text:style-name="T34"><text:s/></text:span><text:span text:style-name="T24"><text:s/></text:span></text:p>
      <text:p text:style-name="P50"/>
      <text:p text:style-name="P15"><text:span text:style-name="T58">Section </text:span><text:span text:style-name="T60">5</text:span><text:span text:style-name="T58"> – </text:span><text:span text:style-name="T59">Phase </text:span><text:span text:style-name="T61">5</text:span><text:span text:style-name="T59"> - The Tensor Condense Itself.</text:span></text:p>
      <text:p text:style-name="P54"/>
      <text:p text:style-name="P13"><text:span text:style-name="T7">Here, we assum</text:span><text:span text:style-name="T6">e that the input matrices for </text:span><text:span text:style-name="T11">σ</text:span><text:span text:style-name="T4">1</text:span><text:span text:style-name="T3">(g) and </text:span><text:span text:style-name="T11">σ</text:span><text:span text:style-name="T3">2(g)</text:span><text:span text:style-name="T6"> have been put into the basis where the decomposition of the restriction to H is explicit, and further that we collect together isomorphic summands on the diagonal. <text:s/>The basis for </text:span><text:span text:style-name="T11">σ</text:span><text:span text:style-name="T4">1</text:span><text:span text:style-name="T3"> and </text:span><text:span text:style-name="T11">σ</text:span><text:span text:style-name="T3">2</text:span><text:span text:style-name="T6"> [and hence both the rows and the columns of the matrices </text:span><text:span text:style-name="T11">σ</text:span><text:span text:style-name="T4">1</text:span><text:span text:style-name="T3">(g) and </text:span><text:span text:style-name="T11">σ</text:span><text:span text:style-name="T3">2(g)</text:span><text:span text:style-name="T6">] are therefore partitioned into segments, and our outer two for-loops are over segments of the rows, then then the columns. <text:s/>We therefore assume </text:span><text:soft-page-break/><text:span text:style-name="T6">a is a segment of the rows and b is a segment of the columns, </text:span><text:span text:style-name="T5">where the a-segment is for a summand of isomorphism class A and the b-segment of isomorphism class B, <text:s/>Hence we extract a sub-matrix from </text:span><text:span text:style-name="T11">σ</text:span><text:span text:style-name="T4">1</text:span><text:span text:style-name="T3">(g)</text:span><text:span text:style-name="T5"> which we will call Mij.</text:span></text:p>
      <text:p text:style-name="P53"/>
      <text:p text:style-name="P53">It is not clear exactly when the 3-tensors X and Y are computed - for now I will assume that they are all computed in advance by a separate phase 3.</text:p>
      <text:p text:style-name="P53"/>
      <text:p text:style-name="P12"><text:span text:style-name="T2">The next phase is to compute the matrix Zrskl = </text:span><text:span text:style-name="T10">Σ</text:span><text:span text:style-name="T2">(ij) <text:s/>Xrki.Mij.Ysjl. <text:s/></text:span></text:p>
      <text:p text:style-name="P51"/>
      <text:p text:style-name="P29"><text:span text:style-name="T52">Appendix</text:span> <text:span text:style-name="T52">1</text:span> – <text:span text:style-name="T50">Outstanding questions.</text:span></text:p>
      <text:p text:style-name="P9"/>
      <text:p text:style-name="P27"><text:span text:style-name="T9">A</text:span><text:span text:style-name="T8">. The order of the nesting of for-loops</text:span></text:p>
      <text:p text:style-name="P52">B. The order of storage for the three tensor elements of X and Y</text:p>
      <text:p text:style-name="P52">C. Should regular representations be decompo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09-11T11:48:48.753571996</dc:date>
    <meta:editing-duration>P4DT9H7M54S</meta:editing-duration>
    <meta:editing-cycles>426</meta:editing-cycles>
    <meta:generator>LibreOffice/5.1.6.2$Linux_X86_64 LibreOffice_project/10m0$Build-2</meta:generator>
    <meta:printed-by>User </meta:printed-by>
    <meta:print-date>2012-07-06T16:23:45</meta:print-date>
    <meta:document-statistic meta:table-count="0" meta:image-count="0" meta:object-count="0" meta:page-count="6" meta:paragraph-count="66" meta:word-count="2486" meta:character-count="14370" meta:non-whitespace-character-count="11786"/>
  </office:meta>
</office:document-meta>
</file>